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padding-top="0.124cm" fo:padding-bottom="0.124cm" fo:padding-left="0.249cm" fo:padding-right="0.249cm"/>
    </style:style>
    <style:style style:name="gr2" style:family="graphic" style:parent-style-name="standard">
      <style:graphic-properties svg:stroke-width="0.05cm" svg:stroke-color="#ff0000" draw:marker-start-width="0.379cm" draw:marker-end-width="0.379cm" draw:textarea-horizontal-align="center" draw:textarea-vertical-align="middle" fo:padding-top="0.149cm" fo:padding-bottom="0.149cm" fo:padding-left="0.274cm" fo:padding-right="0.274cm"/>
    </style:style>
    <style:style style:name="gr3" style:family="graphic" style:parent-style-name="standard">
      <style:graphic-properties svg:stroke-width="0.05cm" svg:stroke-color="#008000" draw:marker-start-width="0.379cm" draw:marker-end="Arrow" draw:marker-end-width="0.227cm" draw:textarea-horizontal-align="center" draw:textarea-vertical-align="middle" fo:padding-top="0.149cm" fo:padding-bottom="0.149cm" fo:padding-left="0.274cm" fo:padding-right="0.274cm"/>
    </style:style>
    <style:style style:name="gr4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209cm" fo:min-width="1.294cm" fo:padding-top="0.124cm" fo:padding-bottom="0.124cm" fo:padding-left="0.249cm" fo:padding-right="0.249cm"/>
    </style:style>
    <style:style style:name="gr5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99cm" fo:min-width="1.471cm" fo:padding-top="0.124cm" fo:padding-bottom="0.124cm" fo:padding-left="0.249cm" fo:padding-right="0.249cm"/>
    </style:style>
    <style:style style:name="gr6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99cm" fo:min-width="1.827cm" fo:padding-top="0.124cm" fo:padding-bottom="0.124cm" fo:padding-left="0.249cm" fo:padding-right="0.249cm"/>
    </style:style>
    <style:style style:name="gr7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99cm" fo:min-width="1.743cm" fo:padding-top="0.124cm" fo:padding-bottom="0.124cm" fo:padding-left="0.249cm" fo:padding-right="0.249cm"/>
    </style:style>
    <style:style style:name="gr8" style:family="graphic" style:parent-style-name="standard">
      <style:graphic-properties svg:stroke-width="0.05cm" svg:stroke-color="#ff0000" draw:marker-start-width="0.379cm" draw:marker-end="Arrow" draw:marker-end-width="0.229cm" draw:textarea-horizontal-align="center" draw:textarea-vertical-align="middle" fo:padding-top="0.149cm" fo:padding-bottom="0.149cm" fo:padding-left="0.274cm" fo:padding-right="0.274cm"/>
    </style:style>
    <style:style style:name="gr9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99cm" fo:min-width="1.995cm" fo:padding-top="0.124cm" fo:padding-bottom="0.124cm" fo:padding-left="0.249cm" fo:padding-right="0.249cm"/>
    </style:style>
    <style:style style:name="gr10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99cm" fo:min-width="2.026cm" fo:padding-top="0.124cm" fo:padding-bottom="0.124cm" fo:padding-left="0.249cm" fo:padding-right="0.249cm"/>
    </style:style>
    <style:style style:name="gr11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029cm" fo:min-width="1.707cm" fo:padding-top="0.124cm" fo:padding-bottom="0.124cm" fo:padding-left="0.249cm" fo:padding-right="0.249cm"/>
    </style:style>
    <style:style style:name="gr12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99cm" fo:min-width="1.976cm" fo:padding-top="0.124cm" fo:padding-bottom="0.124cm" fo:padding-left="0.249cm" fo:padding-right="0.249cm"/>
    </style:style>
    <style:style style:name="gr13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99cm" fo:min-width="1.955cm" fo:padding-top="0.124cm" fo:padding-bottom="0.124cm" fo:padding-left="0.249cm" fo:padding-right="0.249cm"/>
    </style:style>
    <style:style style:name="gr14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99cm" fo:min-width="2.627cm" fo:padding-top="0.124cm" fo:padding-bottom="0.124cm" fo:padding-left="0.249cm" fo:padding-right="0.249cm"/>
    </style:style>
    <style:style style:name="gr15" style:family="graphic" style:parent-style-name="standard">
      <style:graphic-properties draw:stroke="dash" draw:stroke-dash="Ultrafine_20_2_20_Dots_20_3_20_Dashes" draw:marker-end="Arrow" draw:marker-end-width="0.203cm"/>
    </style:style>
    <style:style style:name="gr16" style:family="graphic" style:parent-style-name="standard">
      <style:graphic-properties draw:stroke="dash" draw:stroke-dash="Ultrafine_20_2_20_Dots_20_3_20_Dashes"/>
    </style:style>
    <style:style style:name="gr17" style:family="graphic" style:parent-style-name="standard">
      <style:graphic-properties draw:stroke="dash" draw:stroke-dash="Fine_20_Dotted" draw:marker-end="Arrow" draw:marker-end-width="0.203cm"/>
    </style:style>
    <style:style style:name="gr18" style:family="graphic" style:parent-style-name="standard">
      <style:graphic-properties svg:stroke-width="0.05cm" svg:stroke-color="#ff0000" draw:marker-start-width="0.379cm" draw:marker-end="Arrow" draw:marker-end-width="0.229cm" draw:textarea-horizontal-align="center" draw:textarea-vertical-align="middle" fo:padding-top="0.149cm" fo:padding-bottom="0.149cm" fo:padding-left="0.274cm" fo:padding-right="0.274cm"/>
    </style:style>
    <style:style style:name="gr19" style:family="graphic" style:parent-style-name="standard">
      <style:graphic-properties svg:stroke-width="0.05cm" svg:stroke-color="#008000" draw:marker-start-width="0.379cm" draw:marker-end="Arrow" draw:marker-end-width="0.227cm" draw:textarea-horizontal-align="center" draw:textarea-vertical-align="middle" fo:padding-top="0.149cm" fo:padding-bottom="0.149cm" fo:padding-left="0.274cm" fo:padding-right="0.274cm"/>
    </style:style>
    <style:style style:name="gr20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57cm" fo:min-width="1.707cm" fo:padding-top="0.124cm" fo:padding-bottom="0.124cm" fo:padding-left="0.249cm" fo:padding-right="0.249cm"/>
    </style:style>
    <style:style style:name="gr21" style:family="graphic" style:parent-style-name="standard">
      <style:graphic-properties draw:stroke="dash" draw:stroke-dash="_32__20_Dots_20_1_20_Dash"/>
    </style:style>
    <style:style style:name="gr22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179cm" fo:min-width="0.847cm" fo:padding-top="0.124cm" fo:padding-bottom="0.124cm" fo:padding-left="0.249cm" fo:padding-right="0.249cm"/>
    </style:style>
    <style:style style:name="gr23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197cm" fo:min-width="2.419cm" fo:padding-top="0.124cm" fo:padding-bottom="0.124cm" fo:padding-left="0.249cm" fo:padding-right="0.249cm"/>
    </style:style>
    <style:style style:name="gr24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62cm" fo:min-width="2.601cm" fo:padding-top="0.124cm" fo:padding-bottom="0.124cm" fo:padding-left="0.249cm" fo:padding-right="0.249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8pt" style:font-size-asian="9pt" style:font-size-complex="9pt"/>
    </style:style>
    <style:style style:name="P3" style:family="paragraph">
      <style:paragraph-properties fo:text-align="center"/>
      <style:text-properties fo:font-size="8pt"/>
    </style:style>
    <style:style style:name="P4" style:family="paragraph">
      <style:paragraph-properties fo:margin-left="0cm" fo:margin-right="0cm" fo:text-align="center" fo:text-indent="0cm"/>
      <style:text-properties fo:font-size="8pt" style:font-size-asian="8pt" style:font-size-complex="8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8pt" style:font-size-asian="14pt" style:font-size-complex="14pt"/>
    </style:style>
    <style:style style:name="T1" style:family="text">
      <style:text-properties fo:font-size="8pt" style:font-size-asian="9pt" style:font-size-complex="9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1.808cm" svg:height="0.605cm" svg:x="18.541cm" svg:y="2.564cm">
          <text:p text:style-name="P1"><text:span text:style-name="T1">ProtoMeta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2" draw:text-style-name="P3" draw:layer="layout" draw:type="curve" svg:x1="18.164cm" svg:y1="2.866cm" svg:x2="19.444cm" svg:y2="2.438cm" draw:start-shape="id1" draw:start-glue-point="6" draw:end-shape="id1" draw:end-glue-point="4" svg:d="m18164 2866c-750 0-625-465-118-760s1398-419 1398 332">
          <text:p/>
        </draw:connector>
        <draw:connector draw:style-name="gr3" draw:text-style-name="P3" draw:layer="layout" draw:type="curve" draw:line-skew="0cm -0.249cm" svg:x1="18.541cm" svg:y1="2.866cm" svg:x2="19.444cm" svg:y2="2.564cm" draw:start-shape="id1" draw:start-glue-point="6" draw:end-shape="id1" draw:end-glue-point="4" svg:d="m18541 2866c-750 0-625-526-212-883s1115-544 1115 581">
          <text:p/>
        </draw:connector>
        <draw:custom-shape draw:style-name="gr4" draw:text-style-name="P4" draw:id="id2" draw:layer="layout" svg:width="2.579cm" svg:height="0.857cm" svg:x="16.769cm" svg:y="5.214cm">
          <text:p text:style-name="P1"><text:span text:style-name="T2">Inheritable</text:span></text:p>
          <draw:enhanced-geometry svg:viewBox="0 0 21600 21600" draw:mirror-horizontal="false" draw:mirror-vertical="false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3" draw:text-style-name="P3" draw:layer="layout" draw:type="curve" draw:line-skew="0.456cm" svg:x1="18.058cm" svg:y1="5.214cm" svg:x2="19.445cm" svg:y2="3.169cm" draw:start-shape="id2" draw:start-glue-point="4" draw:end-shape="id1" svg:d="m18058 5214c0-850 1387 172 1387-2045">
          <text:p/>
        </draw:connector>
        <draw:custom-shape draw:style-name="gr5" draw:text-style-name="P2" draw:id="id3" draw:layer="layout" svg:width="2.121cm" svg:height="0.647cm" svg:x="11.593cm" svg:y="7.475cm">
          <text:p text:style-name="P1"><text:span text:style-name="T1">ProtoMethod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3" draw:text-style-name="P3" draw:layer="layout" draw:type="curve" svg:x1="12.653cm" svg:y1="7.475cm" svg:x2="17.145cm" svg:y2="5.945cm" draw:start-shape="id3" draw:start-glue-point="4" draw:end-shape="id2" draw:end-glue-point="7" svg:d="m12653 7475c0-1054 4492-290 4492-1530">
          <text:p/>
        </draw:connector>
        <draw:custom-shape draw:style-name="gr6" draw:text-style-name="P2" draw:id="id4" draw:layer="layout" svg:width="2.325cm" svg:height="0.647cm" svg:x="16.545cm" svg:y="7.475cm">
          <text:p text:style-name="P1"><text:span text:style-name="T1">ProtoAttribute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3" draw:text-style-name="P3" draw:layer="layout" draw:type="curve" svg:x1="17.707cm" svg:y1="7.475cm" svg:x2="17.145cm" svg:y2="5.945cm" draw:start-shape="id4" draw:start-glue-point="4" draw:end-shape="id2" draw:end-glue-point="7" svg:d="m17707 7475c0-1054-562-290-562-1530">
          <text:p/>
        </draw:connector>
        <draw:custom-shape draw:style-name="gr7" draw:text-style-name="P2" draw:id="id5" draw:layer="layout" svg:width="2.241cm" svg:height="0.647cm" svg:x="22.95cm" svg:y="9.735cm">
          <text:p text:style-name="P1"><text:span text:style-name="T1">Inheritance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svg:x1="24.07cm" svg:y1="9.735cm" svg:x2="18.969cm" svg:y2="5.945cm" draw:start-shape="id5" draw:start-glue-point="4" draw:end-shape="id2" draw:end-glue-point="9" svg:d="m24070 9735c0-2749-5101-855-5101-3790">
          <text:p/>
        </draw:connector>
        <draw:connector draw:style-name="gr3" draw:text-style-name="P3" draw:layer="layout" draw:type="curve" svg:x1="24.07cm" svg:y1="9.735cm" svg:x2="18.969cm" svg:y2="5.945cm" draw:start-shape="id5" draw:start-glue-point="4" draw:end-shape="id2" draw:end-glue-point="9" svg:d="m24070 9735c0-2749-5101-855-5101-3790">
          <text:p/>
        </draw:connector>
        <draw:custom-shape draw:style-name="gr9" draw:text-style-name="P2" draw:id="id6" draw:layer="layout" svg:width="2.493cm" svg:height="0.647cm" svg:x="22.628cm" svg:y="12.409cm">
          <text:p text:style-name="P1"><text:span text:style-name="T1">ClassMethods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svg:x1="24.756cm" svg:y1="12.502cm" svg:x2="24.863cm" svg:y2="10.287cm" draw:start-shape="id6" draw:start-glue-point="11" draw:end-shape="id5" draw:end-glue-point="9" svg:d="m24756 12502c0-1662 107-555 107-2215">
          <text:p/>
        </draw:connector>
        <draw:connector draw:style-name="gr3" draw:text-style-name="P3" draw:layer="layout" draw:type="curve" svg:x1="22.991cm" svg:y1="12.502cm" svg:x2="23.276cm" svg:y2="10.287cm" draw:start-shape="id6" draw:start-glue-point="5" draw:end-shape="id5" draw:end-glue-point="7" svg:d="m22991 12502c0-1662 285-555 285-2215">
          <text:p/>
        </draw:connector>
        <draw:custom-shape draw:style-name="gr10" draw:text-style-name="P2" draw:id="id7" draw:layer="layout" svg:width="2.833cm" svg:height="0.647cm" svg:x="10.903cm" svg:y="12.555cm">
          <text:p text:style-name="P1"><text:span text:style-name="T1">ProtoClassMethod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svg:x1="12.318cm" svg:y1="12.421cm" svg:x2="12.653cm" svg:y2="8.256cm" draw:start-shape="id7" draw:start-glue-point="4" draw:end-shape="id3" svg:d="m12318 12421c0-3024 335-942 335-4165">
          <text:p/>
        </draw:connector>
        <draw:connector draw:style-name="gr3" draw:text-style-name="P3" draw:layer="layout" draw:type="curve" svg:x1="13.738cm" svg:y1="12.554cm" svg:x2="22.946cm" svg:y2="10.381cm" draw:start-shape="id7" draw:start-glue-point="11" draw:end-shape="id5" draw:end-glue-point="7" svg:d="m13738 12554c0-1630 9208-544 9208-2173">
          <text:p/>
        </draw:connector>
        <draw:custom-shape draw:style-name="gr11" draw:text-style-name="P2" draw:id="id8" draw:layer="layout" svg:width="2.205cm" svg:height="0.605cm" svg:x="3.231cm" svg:y="29.566cm">
          <text:p text:style-name="P1"><text:span text:style-name="T1">Attribute</text:span></text:p>
          <draw:enhanced-geometry svg:viewBox="0 0 21600 21600" draw:mirror-horizontal="false" draw:mirror-vertical="false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3" draw:text-style-name="P3" draw:layer="layout" draw:type="curve" svg:x1="3.552cm" svg:y1="29.653cm" svg:x2="23.037cm" svg:y2="19.946cm" draw:start-shape="id8" draw:start-glue-point="5" draw:end-shape="id9" draw:end-glue-point="7" svg:d="m3552 29653c0-7276 19485-2423 19485-9707">
          <text:p/>
        </draw:connector>
        <draw:custom-shape draw:style-name="gr12" draw:text-style-name="P2" draw:id="id10" draw:layer="layout" svg:width="2.474cm" svg:height="0.647cm" svg:x="22.647cm" svg:y="13.691cm">
          <text:p text:style-name="P1"><text:span text:style-name="T1">Handlers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svg:x1="24.758cm" svg:y1="13.784cm" svg:x2="24.756cm" svg:y2="12.961cm" draw:start-shape="id10" draw:start-glue-point="11" draw:end-shape="id6" draw:end-glue-point="9" svg:d="m24758 13784c0-618-2-207-2-823">
          <text:p/>
        </draw:connector>
        <draw:connector draw:style-name="gr3" draw:text-style-name="P3" draw:layer="layout" draw:type="curve" svg:x1="23.008cm" svg:y1="13.784cm" svg:x2="22.991cm" svg:y2="12.961cm" draw:start-shape="id10" draw:start-glue-point="5" draw:end-shape="id6" draw:end-glue-point="7" svg:d="m23008 13784c0-618-17-207-17-823">
          <text:p/>
        </draw:connector>
        <draw:connector draw:style-name="gr8" draw:text-style-name="P3" draw:layer="layout" draw:type="curve" svg:x1="5.112cm" svg:y1="29.653cm" svg:x2="17.707cm" svg:y2="8.122cm" draw:start-shape="id8" draw:start-glue-point="11" draw:end-shape="id4" draw:end-glue-point="8" svg:d="m5112 29653c0-16215 12595-5450 12595-21531">
          <text:p/>
        </draw:connector>
        <draw:custom-shape draw:style-name="gr13" draw:text-style-name="P2" draw:id="id11" draw:layer="layout" svg:width="2.453cm" svg:height="0.647cm" svg:x="22.668cm" svg:y="14.961cm">
          <text:p text:style-name="P1"><text:span text:style-name="T1">Roles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svg:x1="24.761cm" svg:y1="15.054cm" svg:x2="24.758cm" svg:y2="14.243cm" draw:start-shape="id11" draw:start-glue-point="11" draw:end-shape="id10" draw:end-glue-point="9" svg:d="m24761 15054c0-609-3-204-3-811">
          <text:p/>
        </draw:connector>
        <draw:connector draw:style-name="gr3" draw:text-style-name="P3" draw:layer="layout" draw:type="curve" svg:x1="23.026cm" svg:y1="15.054cm" svg:x2="23.008cm" svg:y2="14.243cm" draw:start-shape="id11" draw:start-glue-point="5" draw:end-shape="id10" draw:end-glue-point="7" svg:d="m23026 15054c0-609-18-204-18-811">
          <text:p/>
        </draw:connector>
        <draw:custom-shape draw:style-name="gr14" draw:text-style-name="P2" draw:id="id12" draw:layer="layout" svg:width="3.125cm" svg:height="0.647cm" svg:x="27.711cm" svg:y="21.934cm">
          <text:p text:style-name="P1"><text:span text:style-name="T1">ProtoRole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svg:x1="30.377cm" svg:y1="22.027cm" svg:x2="25.247cm" svg:y2="19.946cm" draw:start-shape="id12" draw:start-glue-point="11" draw:end-shape="id9" draw:end-glue-point="9" svg:d="m30377 22027c0-1561-5130-521-5130-2081">
          <text:p/>
        </draw:connector>
        <draw:connector draw:style-name="gr3" draw:text-style-name="P3" draw:layer="layout" draw:type="curve" svg:x1="28.167cm" svg:y1="22.027cm" svg:x2="23.037cm" svg:y2="19.946cm" draw:start-shape="id12" draw:start-glue-point="5" draw:end-shape="id9" draw:end-glue-point="7" svg:d="m28167 22027c0-1561-5130-521-5130-2081">
          <text:p/>
        </draw:connector>
        <draw:custom-shape draw:style-name="gr14" draw:text-style-name="P2" draw:id="id9" draw:layer="layout" svg:width="3.125cm" svg:height="0.647cm" svg:x="22.581cm" svg:y="19.394cm">
          <text:p text:style-name="P1"><text:span text:style-name="T1">MetaClass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svg:x1="25.247cm" svg:y1="19.487cm" svg:x2="25.17cm" svg:y2="17.471cm" draw:start-shape="id9" draw:start-glue-point="11" draw:end-shape="id13" draw:end-glue-point="9" svg:d="m25247 19487c0-1489-77-482-77-2016">
          <text:p/>
        </draw:connector>
        <draw:connector draw:style-name="gr3" draw:text-style-name="P3" draw:layer="layout" draw:type="curve" svg:x1="23.037cm" svg:y1="19.487cm" svg:x2="23.062cm" svg:y2="17.471cm" draw:start-shape="id9" draw:start-glue-point="5" draw:end-shape="id13" draw:end-glue-point="7" svg:d="m23037 19487c0-1489 25-482 25-2016">
          <text:p/>
        </draw:connector>
        <draw:custom-shape draw:style-name="gr14" draw:text-style-name="P2" draw:id="id14" draw:layer="layout" svg:width="3.125cm" svg:height="0.647cm" svg:x="17.501cm" svg:y="29.566cm">
          <text:p text:style-name="P1"><text:span text:style-name="T1">TypeConstraint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3" draw:text-style-name="P3" draw:layer="layout" draw:type="curve" svg:x1="19.063cm" svg:y1="29.566cm" svg:x2="23.087cm" svg:y2="26.296cm" draw:start-shape="id14" draw:start-glue-point="4" draw:end-shape="id15" draw:end-glue-point="7" svg:d="m19063 29566c0-2383 4024-749 4024-3270">
          <text:p/>
        </draw:connector>
        <draw:custom-shape draw:style-name="gr14" draw:text-style-name="P2" draw:id="id16" draw:layer="layout" svg:width="3.125cm" svg:height="0.647cm" svg:x="12.471cm" svg:y="29.566cm">
          <text:p text:style-name="P1"><text:span text:style-name="T1">ClassMethod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svg:x1="15.137cm" svg:y1="29.659cm" svg:x2="12.319cm" svg:y2="13.202cm" draw:start-shape="id16" draw:start-glue-point="11" draw:end-shape="id7" draw:end-glue-point="8" svg:d="m15137 29659c0-12414-2818-4186-2818-16457">
          <text:p/>
        </draw:connector>
        <draw:connector draw:style-name="gr3" draw:text-style-name="P3" draw:layer="layout" draw:type="curve" svg:x1="12.927cm" svg:y1="29.659cm" svg:x2="23.037cm" svg:y2="19.946cm" draw:start-shape="id16" draw:start-glue-point="5" draw:end-shape="id9" draw:end-glue-point="7" svg:d="m12927 29659c0-7285 10110-2429 10110-9713">
          <text:p/>
        </draw:connector>
        <draw:custom-shape draw:style-name="gr14" draw:text-style-name="P2" draw:id="id17" draw:layer="layout" svg:width="3.125cm" svg:height="0.647cm" svg:x="6.756cm" svg:y="29.566cm">
          <text:p text:style-name="P1"><text:span text:style-name="T1">Method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draw:line-skew="-5.936cm" svg:x1="9.422cm" svg:y1="29.659cm" svg:x2="12.653cm" svg:y2="8.122cm" draw:start-shape="id17" draw:start-glue-point="11" draw:end-shape="id3" draw:end-glue-point="8" svg:d="m9422 29659c0-25128 3231-14360 3231-21537">
          <text:p/>
        </draw:connector>
        <draw:connector draw:style-name="gr3" draw:text-style-name="P3" draw:layer="layout" draw:type="curve" svg:x1="7.212cm" svg:y1="29.659cm" svg:x2="23.037cm" svg:y2="19.946cm" draw:start-shape="id17" draw:start-glue-point="5" draw:end-shape="id9" draw:end-glue-point="7" svg:d="m7212 29659c0-7285 15825-2429 15825-9713">
          <text:p/>
        </draw:connector>
        <draw:custom-shape draw:style-name="gr14" draw:text-style-name="P2" draw:id="id15" draw:layer="layout" svg:width="3.125cm" svg:height="0.647cm" svg:x="22.631cm" svg:y="25.744cm">
          <text:p text:style-name="P1"><text:span text:style-name="T1">Class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svg:x1="25.297cm" svg:y1="25.837cm" svg:x2="25.247cm" svg:y2="19.946cm" draw:start-shape="id15" draw:start-glue-point="11" draw:end-shape="id9" draw:end-glue-point="9" svg:d="m25297 25837c0-4419-50-1474-50-5891">
          <text:p/>
        </draw:connector>
        <draw:connector draw:style-name="gr3" draw:text-style-name="P3" draw:layer="layout" draw:type="curve" svg:x1="23.087cm" svg:y1="25.837cm" svg:x2="23.037cm" svg:y2="19.946cm" draw:start-shape="id15" draw:start-glue-point="5" draw:end-shape="id9" draw:end-glue-point="7" svg:d="m23087 25837c0-4419-50-1474-50-5891">
          <text:p/>
        </draw:connector>
        <draw:connector draw:style-name="gr15" draw:text-style-name="P3" draw:layer="layout" draw:type="curve" svg:x1="19.354cm" svg:y1="7.798cm" svg:x2="22.483cm" svg:y2="10.058cm" draw:start-shape="id4" draw:start-glue-point="10" draw:end-shape="id5" draw:end-glue-point="6" svg:d="m19354 7798c2332 0 768 2260 3129 2260">
          <text:p/>
        </draw:connector>
        <draw:connector draw:style-name="gr16" draw:layer="layout" draw:type="curve" draw:line-skew="-2.721cm" svg:x1="14.156cm" svg:y1="7.798cm" svg:x2="22.483cm" svg:y2="10.058cm" draw:start-shape="id3" draw:start-glue-point="10" draw:end-shape="id5" draw:end-glue-point="6" svg:d="m14156 7798c2512 0-1651 2260 8327 2260">
          <text:p/>
        </draw:connector>
        <draw:connector draw:style-name="gr17" draw:text-style-name="P3" draw:layer="layout" draw:type="curve" svg:x1="13.736cm" svg:y1="12.878cm" svg:x2="22.628cm" svg:y2="12.732cm" draw:start-shape="id7" draw:start-glue-point="10" draw:end-shape="id6" draw:end-glue-point="6" svg:d="m13736 12878c6667 0 2222-146 8892-146">
          <text:p/>
        </draw:connector>
        <draw:connector draw:style-name="gr15" draw:text-style-name="P3" draw:layer="layout" draw:type="curve" draw:line-skew="-6.055cm" svg:x1="5.436cm" svg:y1="29.868cm" svg:x2="22.631cm" svg:y2="26.067cm" draw:start-shape="id8" draw:start-glue-point="10" draw:end-shape="id15" draw:end-glue-point="6" svg:d="m5436 29868c3811 0-4786-3801 17195-3801">
          <text:p/>
        </draw:connector>
        <draw:connector draw:style-name="gr15" draw:text-style-name="P3" draw:layer="layout" draw:type="curve" svg:x1="15.137cm" svg:y1="29.659cm" svg:x2="22.631cm" svg:y2="26.067cm" draw:start-shape="id16" draw:start-glue-point="11" draw:end-shape="id15" draw:end-glue-point="6" svg:d="m15137 29659c0-2395 2498-3592 7494-3592">
          <text:p/>
        </draw:connector>
        <draw:connector draw:style-name="gr15" draw:text-style-name="P3" draw:layer="layout" draw:type="curve" svg:x1="9.422cm" svg:y1="29.659cm" svg:x2="22.631cm" svg:y2="26.067cm" draw:start-shape="id17" draw:start-glue-point="11" draw:end-shape="id15" draw:end-glue-point="6" svg:d="m9422 29659c0-2395 4403-3592 13209-3592">
          <text:p/>
        </draw:connector>
        <draw:connector draw:style-name="gr18" draw:text-style-name="P6" draw:layer="layout" draw:type="curve" svg:x1="2.627cm" svg:y1="4.565cm" svg:x2="6.756cm" svg:y2="4.565cm" svg:d="m2627 4565h4129">
          <text:p text:style-name="P5"><text:span text:style-name="T3">isa</text:span></text:p>
        </draw:connector>
        <draw:connector draw:name="asd" draw:style-name="gr19" draw:text-style-name="P6" draw:layer="layout" draw:type="curve" svg:x1="2.55cm" svg:y1="3.282cm" svg:x2="6.737cm" svg:y2="3.34cm" svg:d="m2550 3282c3141 0 1048 58 4187 58">
          <text:p text:style-name="P5"><text:span text:style-name="T3">meta isa</text:span></text:p>
        </draw:connector>
        <draw:connector draw:style-name="gr8" draw:text-style-name="P3" draw:layer="layout" draw:type="curve" draw:line-skew="-0.084cm" svg:x1="18.058cm" svg:y1="5.214cm" svg:x2="19.444cm" svg:y2="3.169cm" draw:start-shape="id2" draw:start-glue-point="4" draw:end-shape="id1" draw:end-glue-point="8" svg:d="m18058 5214c0-1660 1386-638 1386-2045">
          <text:p/>
        </draw:connector>
        <draw:custom-shape draw:style-name="gr20" draw:text-style-name="P2" draw:id="id18" draw:layer="layout" svg:width="2.205cm" svg:height="0.605cm" svg:x="27.661cm" svg:y="32.136cm">
          <text:p text:style-name="P1"><text:span text:style-name="T1">Role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svg:x1="28.763cm" svg:y1="32.136cm" svg:x2="30.377cm" svg:y2="22.486cm" draw:start-shape="id18" draw:end-shape="id12" draw:end-glue-point="9" svg:d="m28763 32136c0-7168 1614-2344 1614-9650">
          <text:p/>
        </draw:connector>
        <draw:connector draw:style-name="gr3" draw:text-style-name="P3" draw:layer="layout" draw:type="curve" svg:x1="27.982cm" svg:y1="32.223cm" svg:x2="24.193cm" svg:y2="26.391cm" draw:start-shape="id18" draw:start-glue-point="5" draw:end-shape="id15" draw:end-glue-point="8" svg:d="m27982 32223c0-4441-3789-1526-3789-5832">
          <text:p/>
        </draw:connector>
        <draw:line draw:style-name="gr21" draw:text-style-name="P5" draw:layer="layout" svg:x1="9.246cm" svg:y1="4.166cm" svg:x2="34.646cm" svg:y2="4.166cm">
          <text:p/>
        </draw:line>
        <draw:line draw:style-name="gr21" draw:text-style-name="P5" draw:layer="layout" svg:x1="8.611cm" svg:y1="6.706cm" svg:x2="34.011cm" svg:y2="6.706cm">
          <text:p/>
        </draw:line>
        <draw:line draw:style-name="gr21" draw:text-style-name="P5" draw:layer="layout" svg:x1="9.278cm" svg:y1="8.866cm" svg:x2="34.678cm" svg:y2="8.866cm">
          <text:p/>
        </draw:line>
        <draw:line draw:style-name="gr21" draw:text-style-name="P5" draw:layer="layout" svg:x1="8.611cm" svg:y1="11.308cm" svg:x2="34.011cm" svg:y2="11.308cm">
          <text:p/>
        </draw:line>
        <draw:line draw:style-name="gr21" draw:text-style-name="P5" draw:layer="layout" svg:x1="-1.549cm" svg:y1="22.581cm" svg:x2="34.646cm" svg:y2="22.581cm">
          <text:p/>
        </draw:line>
        <draw:line draw:style-name="gr21" draw:text-style-name="P5" draw:layer="layout" svg:x1="-1.549cm" svg:y1="31.128cm" svg:x2="34.646cm" svg:y2="31.128cm">
          <text:p/>
        </draw:line>
        <draw:custom-shape draw:style-name="gr22" draw:text-style-name="P2" draw:id="id13" draw:layer="layout" svg:width="2.98cm" svg:height="0.857cm" svg:x="22.627cm" svg:y="16.74cm">
          <text:p text:style-name="P1"><text:span text:style-name="T1">ProtoModule</text:span></text:p>
          <draw:enhanced-geometry svg:viewBox="0 0 21600 21600" draw:mirror-horizontal="false" draw:mirror-vertical="false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3" draw:text-style-name="P3" draw:layer="layout" draw:type="curve" svg:x1="23.062cm" svg:y1="16.864cm" svg:x2="23.026cm" svg:y2="15.513cm" draw:start-shape="id13" draw:start-glue-point="5" draw:end-shape="id11" draw:end-glue-point="7" svg:d="m23062 16864c0-1036-36-361-36-1351">
          <text:p/>
        </draw:connector>
        <draw:connector draw:style-name="gr8" draw:text-style-name="P3" draw:layer="layout" draw:type="curve" svg:x1="25.17cm" svg:y1="16.864cm" svg:x2="24.761cm" svg:y2="15.513cm" draw:start-shape="id13" draw:start-glue-point="11" draw:end-shape="id11" draw:end-glue-point="9" svg:d="m25170 16864c0-1036-409-361-409-1351">
          <text:p/>
        </draw:connector>
        <draw:custom-shape draw:style-name="gr23" draw:text-style-name="P2" draw:id="id19" draw:layer="layout" svg:width="2.917cm" svg:height="0.605cm" svg:x="27.026cm" svg:y="18.801cm">
          <text:p text:style-name="P1"><text:span text:style-name="T1">NamespaceKeeper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3" draw:text-style-name="P3" draw:layer="layout" draw:type="curve" svg:x1="27.451cm" svg:y1="18.888cm" svg:x2="23.062cm" svg:y2="17.471cm" draw:start-shape="id19" draw:start-glue-point="5" draw:end-shape="id13" draw:end-glue-point="7" svg:d="m27451 18888c0-1035-4389-327-4389-1417">
          <text:p/>
        </draw:connector>
        <draw:connector draw:style-name="gr8" draw:text-style-name="P3" draw:layer="layout" draw:type="curve" svg:x1="29.515cm" svg:y1="18.888cm" svg:x2="25.17cm" svg:y2="17.471cm" draw:start-shape="id19" draw:start-glue-point="11" draw:end-shape="id13" draw:end-glue-point="9" svg:d="m29515 18888c0-1035-4345-327-4345-1417">
          <text:p/>
        </draw:connector>
        <draw:custom-shape draw:style-name="gr24" draw:text-style-name="P2" draw:id="id20" draw:layer="layout" svg:width="3.099cm" svg:height="0.61cm" svg:x="32.182cm" svg:y="24.511cm">
          <text:p text:style-name="P1"><text:span text:style-name="T1">DependenciesGroup</text:span></text:p>
          <draw:enhanced-geometry svg:viewBox="0 0 21600 21600" draw:mirror-vertical="false" draw:mirror-horizontal="false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3" draw:text-style-name="P3" draw:layer="layout" draw:type="curve" svg:x1="32.634cm" svg:y1="24.599cm" svg:x2="28.167cm" svg:y2="22.486cm" draw:start-shape="id20" draw:start-glue-point="5" draw:end-shape="id12" draw:end-glue-point="7" svg:d="m32634 24599c0-1581-4467-525-4467-2113">
          <text:p/>
        </draw:connector>
        <draw:connector draw:style-name="gr8" draw:text-style-name="P3" draw:layer="layout" draw:type="curve" svg:x1="34.826cm" svg:y1="24.599cm" svg:x2="30.377cm" svg:y2="22.486cm" draw:start-shape="id20" draw:start-glue-point="11" draw:end-shape="id12" draw:end-glue-point="9" svg:d="m34826 24599c0-1581-4449-525-4449-211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Dash_20_2" draw:display-name="Dash 2" draw:style="rect" draw:dots1="1" draw:dots1-length="0.02cm" draw:dots2="1" draw:dots2-length="0.02cm" draw:distance="0.02cm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draw:textarea-horizontal-align="justify" draw:textarea-vertical-align="bottom" draw:auto-grow-height="false" draw:fit-to-contour="false" fo:padding-top="0.254cm" fo:padding-bottom="0cm" fo:padding-left="0cm" fo:padding-right="0cm" draw:shadow="hidden" draw:shadow-offset-x="0.305cm" draw:shadow-offset-y="0.305cm" draw:shadow-color="#808080" draw:measure-vertical-align="above" draw:unit="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creation-date>2009-01-28T19:31:54</meta:creation-date>
    <dc:date>2009-02-24T15:02:14</dc:date>
    <meta:editing-cycles>43</meta:editing-cycles>
    <meta:editing-duration>PT29H22M03S</meta:editing-duration>
    <dc:creator>Samurai Jack</dc:creator>
    <meta:document-statistic meta:object-count="71"/>
    <meta:user-defined meta:name="Info 1"/>
    <meta:user-defined meta:name="Info 2"/>
    <meta:user-defined meta:name="Info 3"/>
    <meta:user-defined meta:name="Info 4"/>
  </office:meta>
</office:document-meta>
</file>